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78.24pt"/>
    </style:style>
    <style:style style:name="co3" style:family="table-column">
      <style:table-column-properties fo:break-before="auto" style:column-width="85.89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Pivot_20_Table_5f_Sheet2_5f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125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125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125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style:rotation-align="none"/>
    </style:style>
    <style:style style:name="ce13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ivot Table_Sheet2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1" table:number-columns-repeated="1022" table:default-cell-style-name="Default"/>
        <table:table-row table:style-name="ro1">
          <table:table-cell table:style-name="Pivot_20_Table_20_Field" office:value-type="string" calcext:value-type="string">
            <text:p>Country</text:p>
          </table:table-cell>
          <table:table-cell table:style-name="ce5" office:value-type="string" calcext:value-type="string">
            <text:p>- all -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6" office:value-type="string" calcext:value-type="string">
            <text:p>Sum - Amou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occoli</text:p>
          </table:table-cell>
          <table:table-cell table:style-name="ce7" office:value-type="float" office:value="8239" calcext:value-type="float">
            <text:p>$8,23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rrots</text:p>
          </table:table-cell>
          <table:table-cell table:style-name="ce8" office:value-type="float" office:value="4270" calcext:value-type="float">
            <text:p>$4,27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2509" calcext:value-type="float">
            <text:p>$12,5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5" table:default-cell-style-name="Default"/>
        <table:table-column table:style-name="co3" table:default-cell-style-name="ce10"/>
        <table:table-column table:style-name="co1" table:number-columns-repeated="1018" table:default-cell-style-name="Default"/>
        <table:table-row table:style-name="ro1">
          <table:table-cell table:style-name="ce11" office:value-type="string" calcext:value-type="string">
            <text:p>Order ID</text:p>
          </table:table-cell>
          <table:table-cell table:style-name="ce11" office:value-type="string" calcext:value-type="string">
            <text:p>Product</text:p>
          </table:table-cell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Amount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Country</text:p>
          </table:table-cell>
          <table:table-cell table:number-columns-repeated="101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arrots</text:p>
          </table:table-cell>
          <table:table-cell table:style-name="ce10" office:value-type="string" calcext:value-type="string">
            <text:p>Vegetables</text:p>
          </table:table-cell>
          <table:table-cell table:style-name="ce12" office:value-type="float" office:value="4270" calcext:value-type="float">
            <text:p>$4,270</text:p>
          </table:table-cell>
          <table:table-cell table:style-name="ce13" office:value-type="date" office:date-value="2016-01-06" calcext:value-type="date">
            <text:p>01/06/2016</text:p>
          </table:table-cell>
          <table:table-cell office:value-type="string" calcext:value-type="string">
            <text:p>United States</text:p>
          </table:table-cell>
          <table:table-cell table:number-columns-repeated="1018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roccoli</text:p>
          </table:table-cell>
          <table:table-cell table:style-name="ce10" office:value-type="string" calcext:value-type="string">
            <text:p>Vegetables</text:p>
          </table:table-cell>
          <table:table-cell table:style-name="ce12" office:value-type="float" office:value="8239" calcext:value-type="float">
            <text:p>$8,239</text:p>
          </table:table-cell>
          <table:table-cell table:style-name="ce13" office:value-type="date" office:date-value="2016-01-07" calcext:value-type="date">
            <text:p>01/07/2016</text:p>
          </table:table-cell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Banana</text:p>
          </table:table-cell>
          <table:table-cell table:style-name="ce10" office:value-type="string" calcext:value-type="string">
            <text:p>Fruit</text:p>
          </table:table-cell>
          <table:table-cell table:style-name="ce12" office:value-type="float" office:value="617" calcext:value-type="float">
            <text:p>$617</text:p>
          </table:table-cell>
          <table:table-cell table:style-name="ce13" office:value-type="date" office:date-value="2016-01-08" calcext:value-type="date">
            <text:p>01/08/2016</text:p>
          </table:table-cell>
          <table:table-cell office:value-type="string" calcext:value-type="string">
            <text:p>United States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Pivot Table_Sheet2_1'.A1:'Pivot Table_Sheet2_1'.B6" table:buttons="'Pivot Table_Sheet2_1'.A1 'Pivot Table_Sheet2_1'.A3" table:show-filter-button="false">
          <table:source-cell-range table:cell-range-address="Sheet2.A1:Sheet2.F4"/>
          <table:data-pilot-field table:source-field-name="Country" table:orientation="page" table:used-hierarchy="0" table:function="auto" loext:ignore-selected-page="true" table:selected-page="United Kingdom">
            <table:data-pilot-level table:show-empty="false" calcext:repeat-item-labels="false">
              <table:data-pilot-members>
                <table:data-pilot-member table:name="United Kingdom" table:display="true" table:show-details="true"/>
                <table:data-pilot-member table:name="United Stat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" table:orientation="row" table:used-hierarchy="0" table:function="auto">
            <table:data-pilot-level table:show-empty="false" calcext:repeat-item-labels="false">
              <table:data-pilot-members>
                <table:data-pilot-member table:name="Banana" table:display="false" table:show-details="true"/>
                <table:data-pilot-member table:name="Broccoli" table:display="true" table:show-details="true"/>
                <table:data-pilot-member table:name="Carro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used-hierarchy="0" table:function="sum">
            <table:data-pilot-level table:show-empty="false" calcext:repeat-item-labels="false">
              <table:data-pilot-members>
                <table:data-pilot-member table:name="$617" table:display="true" table:show-details="true"/>
                <table:data-pilot-member table:name="$4,270" table:display="true" table:show-details="true"/>
                <table:data-pilot-member table:name="$8,23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vot_20_Table_5f_Sheet2_5f_1" style:display-name="PageStyle_Pivot Table_Sheet2_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3:25:38</meta:creation-date>
    <dc:language>en-US</dc:language>
    <dc:date>2019-04-06T12:24:47.410226403</dc:date>
    <meta:editing-cycles>4</meta:editing-cycles>
    <meta:editing-duration>PT6M9S</meta:editing-duration>
    <meta:generator>LibreOfficeDev/6.3.0.0.alpha0$Linux_X86_64 LibreOffice_project/2bad874634e45a4457d8c91e7b87554319cc7fd3</meta:generator>
    <meta:document-statistic meta:table-count="2" meta:cell-count="34" meta:object-count="0"/>
  </office:meta>
</office:document-meta>
</file>